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302cm" svg:height="2.032cm" svg:x="2.54cm" svg:y="6.604cm">
          <text:p text:style-name="P1">R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1.844cm" svg:y="6.604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6.604cm">
          <text:p text:style-name="P1">Interface</text:p>
          <text:p text:style-name="P1">Rx 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6.35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7.018cm" svg:y="6.35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42cm" svg:y1="7.62cm" svg:x2="6.75cm" svg:y2="7.62cm">
          <text:p/>
        </draw:line>
        <draw:line draw:style-name="gr2" draw:text-style-name="P1" draw:layer="layout" svg:x1="10.306cm" svg:y1="7.62cm" svg:x2="11.43cm" svg:y2="7.62cm">
          <text:p/>
        </draw:line>
        <draw:line draw:style-name="gr2" draw:text-style-name="P1" draw:layer="layout" svg:x1="11.318cm" svg:y1="7.62cm" svg:x2="12.588cm" svg:y2="7.62cm">
          <text:p/>
        </draw:line>
        <draw:line draw:style-name="gr2" draw:text-style-name="P1" draw:layer="layout" svg:x1="11.43cm" svg:y1="4.826cm" svg:x2="12.7cm" svg:y2="4.826cm">
          <text:p/>
        </draw:line>
        <draw:line draw:style-name="gr2" draw:text-style-name="P1" draw:layer="layout" svg:x1="11.43cm" svg:y1="9.398cm" svg:x2="12.7cm" svg:y2="9.398cm">
          <text:p/>
        </draw:line>
        <draw:line draw:style-name="gr3" draw:text-style-name="P1" draw:layer="layout" svg:x1="11.43cm" svg:y1="4.826cm" svg:x2="11.43cm" svg:y2="9.398cm">
          <text:p/>
        </draw:line>
        <draw:line draw:style-name="gr2" draw:text-style-name="P1" draw:layer="layout" svg:x1="16.002cm" svg:y1="7.62cm" svg:x2="17.018cm" svg:y2="7.62cm">
          <text:p/>
        </draw:line>
        <draw:line draw:style-name="gr2" draw:text-style-name="P1" draw:layer="layout" svg:x1="20.828cm" svg:y1="7.62cm" svg:x2="21.844cm" svg:y2="7.62cm">
          <text:p/>
        </draw:line>
        <draw:custom-shape draw:style-name="gr1" draw:text-style-name="P1" draw:layer="layout" svg:width="3.302cm" svg:height="2.032cm" svg:x="2.54cm" svg:y="13.462cm">
          <text:p text:style-name="P1">APRS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1.844cm" svg:y="13.462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13.462cm">
          <text:p text:style-name="P1">APRSIS</text:p>
          <text:p text:style-name="P1">Tx 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13.208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7.018cm" svg:y="13.208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42cm" svg:y1="14.478cm" svg:x2="6.75cm" svg:y2="14.478cm">
          <text:p/>
        </draw:line>
        <draw:line draw:style-name="gr2" draw:text-style-name="P1" draw:layer="layout" svg:x1="10.306cm" svg:y1="14.478cm" svg:x2="11.43cm" svg:y2="14.478cm">
          <text:p/>
        </draw:line>
        <draw:line draw:style-name="gr2" draw:text-style-name="P1" draw:layer="layout" svg:x1="11.318cm" svg:y1="14.478cm" svg:x2="12.588cm" svg:y2="14.478cm">
          <text:p/>
        </draw:line>
        <draw:line draw:style-name="gr2" draw:text-style-name="P1" draw:layer="layout" svg:x1="11.43cm" svg:y1="12.446cm" svg:x2="12.7cm" svg:y2="12.446cm">
          <text:p/>
        </draw:line>
        <draw:line draw:style-name="gr2" draw:text-style-name="P1" draw:layer="layout" svg:x1="11.43cm" svg:y1="16.51cm" svg:x2="12.7cm" svg:y2="16.51cm">
          <text:p/>
        </draw:line>
        <draw:line draw:style-name="gr3" draw:text-style-name="P1" draw:layer="layout" svg:x1="11.43cm" svg:y1="12.446cm" svg:x2="11.43cm" svg:y2="16.51cm">
          <text:p/>
        </draw:line>
        <draw:line draw:style-name="gr2" draw:text-style-name="P1" draw:layer="layout" svg:x1="16.002cm" svg:y1="14.478cm" svg:x2="17.018cm" svg:y2="14.478cm">
          <text:p/>
        </draw:line>
        <draw:line draw:style-name="gr2" draw:text-style-name="P1" draw:layer="layout" svg:x1="20.828cm" svg:y1="14.478cm" svg:x2="21.844cm" svg:y2="14.478cm">
          <text:p/>
        </draw:line>
        <draw:custom-shape draw:style-name="gr1" draw:text-style-name="P1" draw:layer="layout" svg:width="3.302cm" svg:height="1.524cm" svg:x="12.7cm" svg:y="4.064cm">
          <text:p text:style-name="P1">APRSI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i Aarnio</meta:initial-creator>
    <meta:creation-date>2012-07-29T01:00:05</meta:creation-date>
    <meta:editing-duration>PT6M33S</meta:editing-duration>
    <meta:editing-cycles>4</meta:editing-cycles>
    <dc:date>2012-07-29T01:20:39</dc:date>
    <dc:creator>Matti Aarnio</dc:creator>
    <meta:generator>LibreOffice/3.5$Linux_X86_64 LibreOffice_project/350m1$Build-3</meta:generator>
    <meta:document-statistic meta:object-count="50"/>
  </office:meta>
</office:document-meta>
</file>